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66"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17cm" svg:x="0.125cm" svg:y="0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3cm" svg:height="0.23cm" svg:x="0.135cm" svg:y="0.098cm">
          <text:p/>
          <draw:enhanced-geometry svg:viewBox="0 0 21600 21600" draw:type="block-arc" draw:modifiers="-176.522213480202 8477.9507256964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5cm" fo:page-height="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agenschneider</meta:initial-creator>
    <meta:creation-date>2013-02-15T09:36:05</meta:creation-date>
    <dc:date>2013-02-15T10:27:53</dc:date>
    <dc:creator>Daniel Sagenschneider</dc:creator>
    <meta:editing-duration>PT1M47S</meta:editing-duration>
    <meta:editing-cycles>5</meta:editing-cycles>
    <meta:generator>LibreOffice/3.5$Linux_X86_64 LibreOffice_project/350m1$Build-2</meta:generator>
    <meta:document-statistic meta:object-count="2"/>
  </office:meta>
</office:document-meta>
</file>